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1.125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1.362cm"/>
    </style:style>
    <style:style style:name="co5" style:family="table-column">
      <style:table-column-properties fo:break-before="auto" style:column-width="5.456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12.638cm"/>
    </style:style>
    <style:style style:name="co8" style:family="table-column">
      <style:table-column-properties fo:break-before="auto" style:column-width="12.45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wireless-sen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Exclude from BOM</text:p>
          </table:table-cell>
          <table:table-cell table:style-name="ce1" office:value-type="string" calcext:value-type="string">
            <text:p>Exclude from Board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16376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µF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1,F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nductor_SMD:L_1206_3216Metric_Pad1.22x1.90mm_HandSolder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al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r</text:p>
          </table:table-cell>
          <table:table-cell/>
          <table:table-cell office:value-type="string" calcext:value-type="string">
            <text:p>Von Bauteilliste ausgeschlossen</text:p>
          </table:table-cell>
          <table:table-cell/>
          <table:table-cell office:value-type="string" calcext:value-type="string">
            <text:p>Jumper:SolderJumper-2_P1.3mm_Open_TrianglePad1.0x1.5mm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1,R2,R3,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01v09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kicad-ESP8266:ESP-01</text:p>
          </table:table-cell>
          <table:table-cell office:value-type="string" calcext:value-type="string">
            <text:p>http://l0l.org.uk/2014/12/esp8266-modules-hardware-guide-gotta-catch-em-all/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http://www.ti.com/lit/ds/symlink/ads1113.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advanced-monolithic.com/pdf/ds1117.pdf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C1,C2,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D_128x3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onnector_PinSocket_2.54mm:PinSocket_1x04_P2.54mm_Vertic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_Pi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onnector_PinSocket_2.54mm:PinSocket_1x05_P2.54mm_Vertical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1,Q2,Q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BSS138-D.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1,R2,R5,R6,R8,R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3,R4,R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MOS_D1_min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F_Module:WEMOS_D1_mini_light</text:p>
          </table:table-cell>
          <table:table-cell office:value-type="string" calcext:value-type="string">
            <text:p>https://wiki.wemos.cc/products:d1:d1_mini#documentation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04T20:09:06.550178200</dc:date>
    <meta:editing-duration>PT29M8S</meta:editing-duration>
    <meta:editing-cycles>2</meta:editing-cycles>
    <meta:generator>LibreOffice/25.2.4.3$Windows_X86_64 LibreOffice_project/33e196637044ead23f5c3226cde09b47731f7e27</meta:generator>
    <meta:document-statistic meta:table-count="1" meta:cell-count="127" meta:object-count="0"/>
  </office:meta>
</office:document-meta>
</file>